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684" officeooo:paragraph-rsid="000c5684"/>
    </style:style>
    <style:style style:name="P2" style:family="paragraph" style:parent-style-name="Standard">
      <style:text-properties fo:font-weight="bold" officeooo:rsid="000c5684" officeooo:paragraph-rsid="000c5684" style:font-weight-asian="bold" style:font-weight-complex="bold"/>
    </style:style>
    <style:style style:name="P3" style:family="paragraph" style:parent-style-name="Standard">
      <style:text-properties fo:font-weight="bold" officeooo:rsid="000c5684" officeooo:paragraph-rsid="000df37a" style:font-weight-asian="bold" style:font-weight-complex="bold"/>
    </style:style>
    <style:style style:name="P4" style:family="paragraph" style:parent-style-name="Standard">
      <style:text-properties fo:font-weight="bold" officeooo:rsid="000c5684" officeooo:paragraph-rsid="000ebcc2" style:font-weight-asian="bold" style:font-weight-complex="bold"/>
    </style:style>
    <style:style style:name="P5" style:family="paragraph" style:parent-style-name="Standard">
      <style:text-properties fo:font-weight="bold" officeooo:rsid="000c5684" officeooo:paragraph-rsid="000f2196" style:font-weight-asian="bold" style:font-weight-complex="bold"/>
    </style:style>
    <style:style style:name="P6" style:family="paragraph" style:parent-style-name="Standard">
      <style:text-properties fo:font-weight="bold" officeooo:rsid="000c5684" officeooo:paragraph-rsid="00106b10" style:font-weight-asian="bold" style:font-weight-complex="bold"/>
    </style:style>
    <style:style style:name="P7" style:family="paragraph" style:parent-style-name="Standard">
      <style:text-properties fo:font-weight="bold" officeooo:rsid="000d1455" officeooo:paragraph-rsid="000d1455" style:font-weight-asian="bold" style:font-weight-complex="bold"/>
    </style:style>
    <style:style style:name="P8" style:family="paragraph" style:parent-style-name="Standard">
      <style:text-properties officeooo:rsid="000c5684" officeooo:paragraph-rsid="000c5684" fo:background-color="transparent"/>
    </style:style>
    <style:style style:name="P9" style:family="paragraph" style:parent-style-name="Standard">
      <style:text-properties style:text-underline-style="none" fo:font-weight="bold" officeooo:rsid="0010cc41" officeooo:paragraph-rsid="0010cc41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c5684" officeooo:paragraph-rsid="00111ecd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c5684" officeooo:paragraph-rsid="00130261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30261" officeooo:paragraph-rsid="0013026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145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ebcc2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ebcc2"/>
    </style:style>
    <style:style style:name="T7" style:family="text">
      <style:text-properties style:text-underline-style="solid" style:text-underline-width="auto" style:text-underline-color="font-color" officeooo:rsid="000d1455"/>
    </style:style>
    <style:style style:name="T8" style:family="text">
      <style:text-properties style:text-underline-style="solid" style:text-underline-width="auto" style:text-underline-color="font-color" officeooo:rsid="0013026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1455" style:font-weight-asian="normal" style:font-weight-complex="normal"/>
    </style:style>
    <style:style style:name="T11" style:family="text">
      <style:text-properties fo:font-weight="normal" officeooo:rsid="000ebcc2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c5684" style:font-weight-asian="normal" style:font-weight-complex="normal"/>
    </style:style>
    <style:style style:name="T15" style:family="text">
      <style:text-properties style:text-underline-style="none" fo:font-weight="normal" officeooo:rsid="000ebcc2" style:font-weight-asian="normal" style:font-weight-complex="normal"/>
    </style:style>
    <style:style style:name="T16" style:family="text">
      <style:text-properties style:text-underline-style="none" fo:font-weight="normal" officeooo:rsid="000d1455" style:font-weight-asian="normal" style:font-weight-complex="normal"/>
    </style:style>
    <style:style style:name="T17" style:family="text">
      <style:text-properties style:text-underline-style="none" fo:font-weight="normal" officeooo:rsid="000f5c37" style:font-weight-asian="normal" style:font-weight-complex="normal"/>
    </style:style>
    <style:style style:name="T18" style:family="text">
      <style:text-properties style:text-underline-style="none" fo:font-weight="normal" officeooo:rsid="00106b10" style:font-weight-asian="normal" style:font-weight-complex="normal"/>
    </style:style>
    <style:style style:name="T19" style:family="text">
      <style:text-properties style:text-underline-style="none" officeooo:rsid="00130261"/>
    </style:style>
    <style:style style:name="T20" style:family="text">
      <style:text-properties officeooo:rsid="000ebc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FN</text:p>
      <text:p text:style-name="P8"><text:span text:style-name="T2">codTarea</text:span>, descripcionTarea, codPrioridad, descripcionPrioridad<text:span text:style-name="T9">, codPoblacion, descripcionPoblacion, codEstado, descripcionEstado, codTipo, descripcionTipo, codValoracion, descripcionValoracion, </text:span><text:span text:style-name="T2">codCliente</text:span><text:span text:style-name="T9">, nombreCliente, tlfCliente, observacionCliente, cantidadMaxima, </text:span><text:span text:style-name="T2">fechaHoraVisita</text:span><text:span text:style-name="T9">, observacionVisita, </text:span><text:span text:style-name="T2">codInmueble</text:span><text:span text:style-name="T9">, descripcionInmueble, direccionInmueble, numHabitacionesInmueble, </text:span><text:span text:style-name="T10">metrosInmueble, precioInmueble, garajeInmueble, </text:span><text:span text:style-name="T3">codPreferencia</text:span><text:span text:style-name="T10">, numHabitacionesPreferencia, garajePreferencia</text:span></text:p>
      <text:p text:style-name="P1"><text:span text:style-name="T10"/></text:p>
      <text:p text:style-name="P7">2FN</text:p>
      <text:p text:style-name="P3"><text:span text:style-name="T1">codTarea</text:span><text:span text:style-name="T9">, descripcionTarea, codPrioridad, descripcionPrioridad</text:span></text:p>
      <text:p text:style-name="P3"><text:span text:style-name="T14"/></text:p>
      <text:p text:style-name="P4"><text:span text:style-name="T6">codInmueble</text:span><text:span text:style-name="T15">, </text:span><text:span text:style-name="T1">codCliente</text:span><text:span text:style-name="T13">, </text:span><text:span text:style-name="T6">fechaHoraVisita</text:span><text:span text:style-name="T15">, <text:s/></text:span><text:span text:style-name="T13">codValoracion, descripcionValoracion, <text:s/>observacionVisita</text:span></text:p>
      <text:p text:style-name="P4"><text:span text:style-name="T13"/></text:p>
      <text:p text:style-name="P4"><text:span text:style-name="T19">A: </text:span><text:span text:style-name="T1">codCliente</text:span><text:span text:style-name="T13">, nombreCliente, tlfCliente, observacionCliente, cantidadMaxima</text:span></text:p>
      <text:p text:style-name="P4"><text:span text:style-name="T13"/></text:p>
      <text:p text:style-name="P6"><text:span text:style-name="T1">codInmueble</text:span><text:span text:style-name="T13">, descripcionInmueble, direccionInmueble, numHabitacionesInmueble, </text:span><text:span text:style-name="T16">metrosInmueble, precioInmueble, garajeInmueble, </text:span><text:span text:style-name="T15">codPoblacion, d</text:span><text:span text:style-name="T13">escripcionPoblacion, codEstado, descripcionEstado, codTipo, descripcionTipo</text:span></text:p>
      <text:p text:style-name="P5"><text:span text:style-name="T16"/></text:p>
      <text:p text:style-name="P6"><text:span text:style-name="T19">B: </text:span><text:span text:style-name="T7">codPreferencia</text:span><text:span text:style-name="T16">, numHabitacionesPreferencia, garajePreferencia, </text:span><text:span text:style-name="T17">codCliente,</text:span><text:span text:style-name="T18"> codPoblacion, <text:s/></text:span><text:span text:style-name="T13">codEstado, codTipo</text:span></text:p>
      <text:p text:style-name="P6"><text:span text:style-name="T13"/></text:p>
      <text:p text:style-name="P9">3FN</text:p>
      <text:p text:style-name="P10"><text:span text:style-name="T1">codTarea</text:span><text:span text:style-name="T9">, descripcionTarea, codPrioridad</text:span></text:p>
      <text:p text:style-name="P10"><text:span text:style-name="T9"/></text:p>
      <text:p text:style-name="P10"><text:span text:style-name="T1">codPrioridad</text:span><text:span text:style-name="T9">, descripcionPrioridad</text:span></text:p>
      <text:p text:style-name="P10"><text:span text:style-name="T9"/></text:p>
      <text:p text:style-name="P10"><text:span text:style-name="T6">codInmueble</text:span><text:span text:style-name="T11">, </text:span><text:span text:style-name="T1">codCliente</text:span><text:span text:style-name="T9">, </text:span><text:span text:style-name="T6">fechaHoraVisita</text:span><text:span text:style-name="T11">, <text:s/></text:span><text:span text:style-name="T9">codValoracion, observacionVisita</text:span></text:p>
      <text:p text:style-name="P10"><text:span text:style-name="T9"/></text:p>
      <text:p text:style-name="P10"><text:span text:style-name="T1">codValoracion</text:span><text:span text:style-name="T9">, descripcionValoracion</text:span></text:p>
      <text:p text:style-name="P10"><text:span text:style-name="T9"/></text:p>
      <text:p text:style-name="P12">A</text:p>
      <text:p text:style-name="P12"><text:span text:style-name="T9"/></text:p>
      <text:p text:style-name="P11"><text:span text:style-name="T1">codInmueble</text:span><text:span text:style-name="T9">, descripcionInmueble, direccionInmueble, numHabitacionesInmueble, </text:span><text:span text:style-name="T10">metrosInmueble, precioInmueble, garajeInmueble, </text:span><text:span text:style-name="T11">codPoblacion, </text:span><text:span text:style-name="T9">codEstado, codTipo</text:span></text:p>
      <text:p text:style-name="P11"><text:span text:style-name="T9"/></text:p>
      <text:p text:style-name="P11"><text:span text:style-name="T6">codPoblacion</text:span><text:span text:style-name="T11">, d</text:span><text:span text:style-name="T9">escripcionPoblacion</text:span></text:p>
      <text:p text:style-name="P11"><text:span text:style-name="T9"/></text:p>
      <text:p text:style-name="P11"><text:span text:style-name="T1">codEstado</text:span><text:span text:style-name="T9">, descripcionEstado</text:span></text:p>
      <text:p text:style-name="P11"><text:span text:style-name="T9"/></text:p>
      <text:p text:style-name="P11"><text:span text:style-name="T1">codTipo</text:span><text:span text:style-name="T9">, descripcionTipo</text:span></text:p>
      <text:p text:style-name="P12"><text:span text:style-name="T9"/></text:p>
      <text:p text:style-name="P12">B</text:p>
      <text:p text:style-name="P10"><text:span text:style-name="T9"/></text:p>
      <text:p text:style-name="P10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5T09:53:02.042000000</meta:creation-date>
    <dc:date>2020-02-15T10:28:18.207000000</dc:date>
    <meta:editing-duration>PT24M11S</meta:editing-duration>
    <meta:editing-cycles>9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9" meta:word-count="99" meta:character-count="1496" meta:non-whitespace-character-count="1412"/>
  </office:meta>
</office:document-meta>
</file>